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25f" officeooo:paragraph-rsid="000df25f"/>
    </style:style>
    <style:style style:name="P2" style:family="paragraph" style:parent-style-name="Standard">
      <style:text-properties officeooo:rsid="000f6a7c" officeooo:paragraph-rsid="000f6a7c"/>
    </style:style>
    <style:style style:name="P3" style:family="paragraph" style:parent-style-name="Standard">
      <style:text-properties officeooo:rsid="001113c7" officeooo:paragraph-rsid="001113c7"/>
    </style:style>
    <style:style style:name="P4" style:family="paragraph" style:parent-style-name="Standard">
      <style:text-properties officeooo:rsid="0011e683" officeooo:paragraph-rsid="0011e683"/>
    </style:style>
    <style:style style:name="P5" style:family="paragraph" style:parent-style-name="Standard">
      <style:text-properties officeooo:rsid="00125eb2" officeooo:paragraph-rsid="00125eb2"/>
    </style:style>
    <style:style style:name="P6" style:family="paragraph" style:parent-style-name="Standard">
      <style:text-properties officeooo:rsid="00125eb2" officeooo:paragraph-rsid="001360cd"/>
    </style:style>
    <style:style style:name="P7" style:family="paragraph" style:parent-style-name="Standard">
      <style:text-properties officeooo:rsid="00125eb2" officeooo:paragraph-rsid="0014fdfd"/>
    </style:style>
    <style:style style:name="P8" style:family="paragraph" style:parent-style-name="Standard">
      <style:text-properties officeooo:rsid="0014fdfd" officeooo:paragraph-rsid="0014fdfd"/>
    </style:style>
    <style:style style:name="P9" style:family="paragraph" style:parent-style-name="Standard">
      <style:text-properties officeooo:rsid="0015dfd8" officeooo:paragraph-rsid="0015dfd8"/>
    </style:style>
    <style:style style:name="P10" style:family="paragraph" style:parent-style-name="Standard">
      <style:text-properties officeooo:rsid="00166346" officeooo:paragraph-rsid="00166346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1e683"/>
    </style:style>
    <style:style style:name="T4" style:family="text">
      <style:text-properties officeooo:rsid="00125eb2"/>
    </style:style>
    <style:style style:name="T5" style:family="text">
      <style:text-properties officeooo:rsid="001360cd"/>
    </style:style>
    <style:style style:name="T6" style:family="text">
      <style:text-properties officeooo:rsid="0014fd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<text:span text:style-name="T1">th</text:span> February</text:p>
      <text:p text:style-name="P1"/>
      <text:p text:style-name="P2">IEEE 754</text:p>
      <text:p text:style-name="P2">special values </text:p>
      <text:p text:style-name="P2">zero – sign bit 0</text:p>
      <text:p text:style-name="P2"><text:tab/>biased exponent = all 0</text:p>
      <text:p text:style-name="P2"><text:tab/>fraction = all 0</text:p>
      <text:p text:style-name="P2">positive/negative = sign bit 0 for positive</text:p>
      <text:p text:style-name="P2"><text:tab/><text:tab/> <text:s text:c="7"/><text:tab/> <text:s text:c="8"/>1 for negative</text:p>
      <text:p text:style-name="P2">biased exponent = all 0’s</text:p>
      <text:p text:style-name="P2">fraction = all 0’s<text:tab/></text:p>
      <text:p text:style-name="P2">NaN – not a number </text:p>
      <text:p text:style-name="P2">- sign bit 0 or 1</text:p>
      <text:p text:style-name="P2">- biased exponent all 1</text:p>
      <text:p text:style-name="P2">- fraction – anything but all 0’s</text:p>
      <text:p text:style-name="P2">NaN occurs </text:p>
      <text:p text:style-name="P2">- division by zero</text:p>
      <text:p text:style-name="P2">- square root of negative number</text:p>
      <text:p text:style-name="P2"/>
      <text:p text:style-name="P3">OpenMP </text:p>
      <text:p text:style-name="P3">API to express multithreaded share memory parallelism</text:p>
      <text:p text:style-name="P3">APIs – 1) Compiler directives</text:p>
      <text:p text:style-name="P3"><text:tab/>2) Runtime Lib routines</text:p>
      <text:p text:style-name="P3"><text:tab/>3) Environment variables</text:p>
      <text:p text:style-name="P3"><text:tab/></text:p>
      <text:p text:style-name="P3">Goals at OpenMP</text:p>
      <text:p text:style-name="P3">- standardization for thread programming</text:p>
      <text:p text:style-name="P3">- across all shared memory systems</text:p>
      <text:p text:style-name="P3">- simple and small set of directives</text:p>
      <text:p text:style-name="P3">- exposing significant parallelism</text:p>
      <text:p text:style-name="P3">- <text:span text:style-name="T3">easily used in serial programs</text:span></text:p>
      <text:p text:style-name="P3">- <text:span text:style-name="T3">exploit both coarse grained and fine grained parallelism</text:span></text:p>
      <text:p text:style-name="P3">- <text:span text:style-name="T3">C/C++ and Fortran</text:span></text:p>
      <text:p text:style-name="P3">- <text:span text:style-name="T3">public forum</text:span></text:p>
      <text:p text:style-name="P4">History – API for fortran </text:p>
      <text:p text:style-name="P4">- <text:s/>1997(Fortran)</text:p>
      <text:p text:style-name="P4">- <text:s/>1998(C/C++)</text:p>
      <text:p text:style-name="P4"/>
      <text:p text:style-name="P4">OpenMP Programming model</text:p>
      <text:p text:style-name="P4">- Support uniform shared memory and non uniform shared memory</text:p>
      <text:p text:style-name="P4">- <text:span text:style-name="T4">OpenMP uses threads</text:span></text:p>
      <text:p text:style-name="P4">- <text:span text:style-name="T4">Typically number of threads = number of cores</text:span></text:p>
      <text:p text:style-name="P4">- <text:span text:style-name="T4">The programmer has high level control of parallelism</text:span></text:p>
      <text:p text:style-name="P4"/>
      <text:p text:style-name="P5">OpenMP use a fork join model </text:p>
      <text:p text:style-name="P5"/>
      <text:p text:style-name="P5">fork creates a team of threads</text:p>
      <text:p text:style-name="P5">join when done executing all of the parallel threads they synchronize and terminate leaving only the master thread</text:p>
      <text:p text:style-name="P5">The # of parallel regions is arbitrary</text:p>
      <text:p text:style-name="P5"/>
      <text:p text:style-name="P6"><text:span text:style-name="T5">Compiler Directives</text:span></text:p>
      <text:p text:style-name="P6"><text:soft-page-break/>- <text:span text:style-name="T5">Embedded in your C/C++ or Fortran program</text:span></text:p>
      <text:p text:style-name="P6">- <text:span text:style-name="T5">No parallel i/o supported in OpenMP</text:span></text:p>
      <text:p text:style-name="P6"/>
      <text:p text:style-name="P6"><text:span text:style-name="T5">Memory model </text:span></text:p>
      <text:p text:style-name="P6">- <text:span text:style-name="T5">relaxed consistency</text:span></text:p>
      <text:p text:style-name="P6">- <text:span text:style-name="T5">used FLUSH or managing consistency</text:span></text:p>
      <text:p text:style-name="P6"/>
      <text:p text:style-name="P6"><text:span text:style-name="T5">Directives </text:span></text:p>
      <text:p text:style-name="P6">- <text:span text:style-name="T5">spawning parallel regions</text:span></text:p>
      <text:p text:style-name="P6">- <text:span text:style-name="T5">dividing blocks of among threads</text:span></text:p>
      <text:p text:style-name="P6">- <text:span text:style-name="T5">distribute loop iterations between threads</text:span></text:p>
      <text:p text:style-name="P6">- <text:span text:style-name="T5">serialization code sections</text:span></text:p>
      <text:p text:style-name="P6">- <text:span text:style-name="T5">synchronization of work between threads</text:span></text:p>
      <text:p text:style-name="P6"/>
      <text:p text:style-name="P6"><text:span text:style-name="T5">Compiler Directive syntax</text:span></text:p>
      <text:p text:style-name="P6"/>
      <text:p text:style-name="P8">C/C++ #pragma omp parallel __________</text:p>
      <text:p text:style-name="P7"><text:span text:style-name="T5">&lt;sentinel&gt; : #pragma omp</text:span></text:p>
      <text:p text:style-name="P7"><text:span text:style-name="T6">&lt;directive&gt; : parallel </text:span></text:p>
      <text:p text:style-name="P7"><text:s/><text:span text:style-name="T6">&lt;clause&gt; : _____</text:span></text:p>
      <text:p text:style-name="P7"/>
      <text:p text:style-name="P9">Dynamic threads- change during </text:p>
      <text:p text:style-name="P9">runtime the number of avialable threads</text:p>
      <text:p text:style-name="P9">omp_get_dynamic() -how many are enabled</text:p>
      <text:p text:style-name="P9">omp_set_ dynamic() - set the number of thread avialable</text:p>
      <text:p text:style-name="P9"/>
      <text:p text:style-name="P9">Nested parallelism </text:p>
      <text:p text:style-name="P9">- allow parallel regions within parallel regions</text:p>
      <text:p text:style-name="P9">omp_get_nested() - return whether nesting is allowed</text:p>
      <text:p text:style-name="P9">omp_set_nested() - allow it</text:p>
      <text:p text:style-name="P10"/>
      <text:p text:style-name="P10">Clauses </text:p>
      <text:p text:style-name="P10">#pragma parallel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08:11:30.556000000</meta:creation-date>
    <dc:date>2020-02-07T14:20:29.912000000</dc:date>
    <meta:editing-duration>PT4H55M35S</meta:editing-duration>
    <meta:editing-cycles>4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71" meta:word-count="337" meta:character-count="2078" meta:non-whitespace-character-count="1764"/>
  </office:meta>
</office:document-meta>
</file>